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12pt" officeooo:rsid="001b2055" officeooo:paragraph-rsid="0022ad6e" style:font-size-asian="12pt" style:font-size-complex="12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254b35" officeooo:paragraph-rsid="002600f4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22ad6e"/>
    </style:style>
    <style:style style:name="T1" style:family="text">
      <style:text-properties officeooo:rsid="001c188a"/>
    </style:style>
    <style:style style:name="T2" style:family="text">
      <style:text-properties officeooo:rsid="002600f4"/>
    </style:style>
    <style:style style:name="T3" style:family="text">
      <style:text-properties officeooo:rsid="0027ceb2"/>
    </style:style>
    <style:style style:name="T4" style:family="text">
      <style:text-properties style:font-name="DejaVu Sans Condensed" fo:font-size="12pt" fo:font-weight="bold" officeooo:rsid="001c188a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7ceb2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b2055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0</text:span><text:span text:style-name="T5">61</text:span><text:span text:style-name="T4"> - </text:span><text:span text:style-name="T6">Notes, Quirks, and Trivia</text:span></text:p>
      <text:p text:style-name="P1"/>
      <text:list xml:id="list1594885291" text:style-name="L1">
        <text:list-item>
          <text:p text:style-name="P2">95% engine RPM burns about 2/3rds the gas of 100% (8k lbs/hr vs 12k lbs/hr) <text:span text:style-name="T2">but is about 47 kts slower (338 kts vs 385 kts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6-24T14:39:00.956000000</dc:date>
    <meta:editing-duration>PT5H27M19S</meta:editing-duration>
    <meta:editing-cycles>2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33" meta:character-count="156" meta:non-whitespace-character-count="126"/>
  </office:meta>
</office:document-meta>
</file>